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323in" svg:height="4.8555in" svg:x="2.7063in" svg:y="0.7504in">
            <draw:object draw:notify-on-update-of-ranges="Sheet1.B5:Sheet1.B5 Sheet1.B6:Sheet1.B13 Sheet1.C5:Sheet1.C5 Sheet1.C6:Sheet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Availability &amp; Integrity</text:p>
          </table:table-cell>
          <table:table-cell office:value-type="string" calcext:value-type="string">
            <text:p>Oblivious Transfer</text:p>
          </table:table-cell>
        </table:table-row>
        <table:table-row table:style-name="ro1">
          <table:table-cell/>
          <table:table-cell office:value-type="string" calcext:value-type="string">
            <text:p>i1:1/i2:1/a: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1:2/i2:1/a: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i1:2/i2:2/a: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ce1" office:value-type="string" calcext:value-type="string">
            <text:p>i1:3/i2:1/a: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i1:3/i2:2/a: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i1:4/i2:1/a: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i1:3/i2:3/a: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i1:4/i2:4/a:8</text:p>
          </table:table-cell>
          <table:table-cell office:value-type="float" office:value="303" calcext:value-type="float">
            <text:p>303</text:p>
          </table:table-cell>
        </table:table-row>
      </table:table>
      <table:table table:name="Sheet2" table:style-name="ta1">
        <table:shapes>
          <draw:frame draw:z-index="0" draw:style-name="gr1" draw:text-style-name="P1" svg:width="6.1571in" svg:height="4.0575in" svg:x="6.2547in" svg:y="0.5122in">
            <draw:object draw:notify-on-update-of-ranges="Sheet1.B6:Sheet1.B13 Sheet1.C5:Sheet1.C5 Sheet1.C6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3:51:29.342859974</meta:creation-date>
    <dc:date>2021-01-07T18:41:59.313082911</dc:date>
    <meta:editing-duration>PT1M47S</meta:editing-duration>
    <meta:editing-cycles>1</meta:editing-cycles>
    <meta:document-statistic meta:table-count="2" meta:cell-count="18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cm" svg:height="10.307cm" xlink:href=".." xlink:type="simple" chart:class="chart:line" chart:style-name="ch1">
        <chart:title svg:x="5.911cm" svg:y="0.342cm" chart:style-name="ch2">
          <text:p>Oblivious Transfer</text:p>
        </chart:title>
        <chart:plot-area chart:style-name="ch3" table:cell-range-address="Sheet1.B5:Sheet1.C13" chart:data-source-has-labels="both" svg:x="1.147cm" svg:y="1.127cm" svg:width="13.539cm" svg:height="7.64cm">
          <chartooo:coordinate-region svg:x="2.561cm" svg:y="1.326cm" svg:width="11.984cm" svg:height="5.639cm"/>
          <chart:axis chart:dimension="x" chart:name="primary-x" chart:style-name="ch4" chartooo:axis-type="auto">
            <chartooo:date-scale/>
            <chart:title svg:x="6.324cm" svg:y="8.973cm" chart:style-name="ch5">
              <text:p>Availability &amp; Integrity</text:p>
            </chart:title>
            <chart:categories table:cell-range-address="Sheet1.B6:Sheet1.B13"/>
          </chart:axis>
          <chart:axis chart:dimension="y" chart:name="primary-y" chart:style-name="ch4">
            <chart:title svg:x="0.275cm" svg:y="6.499cm" chart:style-name="ch6">
              <text:p>Response Time (ms)</text:p>
            </chart:title>
            <chart:grid chart:style-name="ch7" chart:class="major"/>
          </chart:axis>
          <chart:series chart:style-name="ch8" chart:values-cell-range-address="Sheet1.C6:Sheet1.C13" chart:label-cell-address="Sheet1.C5:Sheet1.C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vious Transfer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1:1/i2:1/a:2</text:p>
                <draw:g>
                  <svg:desc>Sheet1.B6:Sheet1.B13</svg:desc>
                </draw:g>
              </table:table-cell>
              <table:table-cell office:value-type="float" office:value="114">
                <text:p>114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i1:2/i2:1/a: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i1:2/i2:2/a: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i1:3/i2:1/a: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i1:3/i2:2/a: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i1:4/i2:1/a: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1:3/i2:3/a: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i1:4/i2:4/a:8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7cm" svg:height="12.334cm" xlink:href=".." xlink:type="simple" chart:class="chart:line" chart:style-name="ch1">
        <chart:title svg:x="9.054cm" svg:y="0.382cm" chart:style-name="ch2">
          <text:p>Oblivious Transfer</text:p>
        </chart:title>
        <chart:legend chart:legend-position="end" svg:x="17.778cm" svg:y="5.868cm" style:legend-expansion="high" chart:style-name="ch3"/>
        <chart:plot-area chart:style-name="ch4" table:cell-range-address="Sheet1.B5:Sheet1.C13" chart:data-source-has-labels="both" svg:x="1.449cm" svg:y="1.407cm" svg:width="15.891cm" svg:height="9.7cm">
          <chartooo:coordinate-region svg:x="2.349cm" svg:y="1.607cm" svg:width="14.09cm" svg:height="8.853cm"/>
          <chart:axis chart:dimension="x" chart:name="primary-x" chart:style-name="ch5" chartooo:axis-type="auto">
            <chartooo:date-scale/>
            <chart:title svg:x="7.802cm" svg:y="11.353cm" chart:style-name="ch6">
              <text:p>Availability &amp; Integrity</text:p>
            </chart:title>
            <chart:categories table:cell-range-address="Sheet1.B6:Sheet1.B13"/>
          </chart:axis>
          <chart:axis chart:dimension="y" chart:name="primary-y" chart:style-name="ch5">
            <chart:title svg:x="0.451cm" svg:y="7.809cm" chart:style-name="ch7">
              <text:p>Response Time (ms)</text:p>
            </chart:title>
            <chart:grid chart:style-name="ch8" chart:class="major"/>
          </chart:axis>
          <chart:series chart:style-name="ch9" chart:values-cell-range-address="Sheet1.C6:Sheet1.C13" chart:label-cell-address="Sheet1.C5:Sheet1.C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vious Transfer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1:1/i2:1/a:2</text:p>
                <draw:g>
                  <svg:desc>Sheet1.B6:Sheet1.B13</svg:desc>
                </draw:g>
              </table:table-cell>
              <table:table-cell office:value-type="float" office:value="114">
                <text:p>114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i1:2/i2:1/a: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i1:2/i2:2/a: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i1:3/i2:1/a: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i1:3/i2:2/a: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i1:4/i2:1/a: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1:3/i2:3/a: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i1:4/i2:4/a:8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